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153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99cc66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6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ffff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="Dimension_20_Lines" draw:marker-end-width="0.279cm" draw:fill-color="#cfe7f5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style:text-properties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color="#6699cc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fo:color="#99cc66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3" style:family="text">
      <style:text-properties fo:color="#ffcc99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ffd320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55cm" svg:height="5.403cm" svg:x="9.159cm" svg:y="18.629cm">
          <draw:text-box>
            <text:p><text:span text:style-name="T1">var </text:span><text:span text:style-name="T2">add</text:span><text:span text:style-name="T1"> </text:span><text:span text:style-name="T3">=</text:span><text:span text:style-name="T1"> function </text:span><text:span text:style-name="T4">(</text:span><text:span text:style-name="T2">x</text:span><text:span text:style-name="T4">, </text:span><text:span text:style-name="T2">y</text:span><text:span text:style-name="T4">) {</text:span></text:p>
            <text:p><text:span text:style-name="T4"><text:tab/></text:span><text:span text:style-name="T1">var</text:span><text:span text:style-name="T4"> </text:span><text:span text:style-name="T2">res</text:span><text:span text:style-name="T4"> </text:span><text:span text:style-name="T3">=</text:span><text:span text:style-name="T4"> </text:span><text:span text:style-name="T2">x</text:span><text:span text:style-name="T4"> </text:span><text:span text:style-name="T3">+</text:span><text:span text:style-name="T4"> </text:span><text:span text:style-name="T2">y</text:span><text:span text:style-name="T4">;</text:span></text:p>
            <text:p><text:span text:style-name="T4"><text:tab/></text:span><text:span text:style-name="T1">return</text:span><text:span text:style-name="T4"> </text:span><text:span text:style-name="T2">res</text:span><text:span text:style-name="T4">;</text:span></text:p>
            <text:p><text:span text:style-name="T4">}</text:span></text:p>
            <text:p><text:span text:style-name="T1">var</text:span><text:span text:style-name="T4"> </text:span><text:span text:style-name="T2">i</text:span><text:span text:style-name="T4"> </text:span><text:span text:style-name="T3">=</text:span><text:span text:style-name="T4"> </text:span><text:span text:style-name="T2">add</text:span><text:span text:style-name="T4">(</text:span><text:span text:style-name="T5">2</text:span><text:span text:style-name="T4">, </text:span><text:span text:style-name="T5">3</text:span><text:span text:style-name="T4">);</text:span></text:p>
          </draw:text-box>
        </draw:frame>
        <draw:custom-shape draw:style-name="gr2" draw:text-style-name="P3" xml:id="id18" draw:id="id18" draw:layer="layout" svg:width="3.81cm" svg:height="3.81cm" svg:x="2.114cm" svg:y="2.027cm">
          <text:p text:style-name="P2"><text:span text:style-name="T6">Progra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4" xml:id="id1" draw:id="id1" draw:layer="layout" svg:width="2.54cm" svg:height="2.54cm" svg:x="3.141cm" svg:y="6.695cm">
          <text:p text:style-name="P2"><text:span text:style-name="T7">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2" draw:id="id2" draw:layer="layout" svg:width="1.27cm" svg:height="1.27cm" svg:x="1.871cm" svg:y="10.296cm">
          <text:p text:style-name="P2"><text:span text:style-name="T6">add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2" draw:layer="layout" draw:type="line" svg:x1="4.411cm" svg:y1="9.235cm" svg:x2="2.506cm" svg:y2="10.296cm" draw:start-shape="id1" draw:start-glue-point="2" draw:end-shape="id2" draw:end-glue-point="0" svg:d="M4411 9235l-1905 1061">
          <text:p/>
        </draw:connector>
        <draw:frame draw:style-name="gr6" draw:text-style-name="P5" draw:layer="layout" svg:width="5.207cm" svg:height="1.715cm" svg:x="1.916cm" svg:y="6.842cm">
          <draw:text-box>
            <text:p><text:span text:style-name="T6">C1</text:span></text:p>
          </draw:text-box>
        </draw:frame>
        <draw:frame draw:style-name="gr6" draw:text-style-name="P5" draw:layer="layout" svg:width="3.175cm" svg:height="1.715cm" svg:x="1.762cm" svg:y="11.414cm">
          <draw:text-box>
            <text:p><text:span text:style-name="T6">M1</text:span></text:p>
          </draw:text-box>
        </draw:frame>
        <draw:frame draw:style-name="gr6" draw:text-style-name="P5" draw:layer="layout" svg:width="3.175cm" svg:height="1.715cm" svg:x="5.699cm" svg:y="9.509cm">
          <draw:text-box>
            <text:p><text:span text:style-name="T6">M2</text:span></text:p>
          </draw:text-box>
        </draw:frame>
        <draw:custom-shape draw:style-name="gr7" draw:text-style-name="P2" xml:id="id5" draw:id="id5" draw:layer="layout" svg:width="1.905cm" svg:height="1.905cm" svg:x="5.11cm" svg:y="10.098cm">
          <text:p/>
          <draw:enhanced-geometry svg:viewBox="0 0 21600 21600" draw:path-stretchpoint-x="10800" draw:path-stretchpoint-y="11000" draw:text-areas="?f0 ?f0 ?f3 ?f12" draw:mirror-horizontal="false" draw:mirror-vertical="false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4" xml:id="id3" draw:id="id3" draw:layer="layout" svg:width="2.54cm" svg:height="2.54cm" svg:x="11.353cm" svg:y="2.03cm">
          <text:p text:style-name="P4"><text:span text:style-name="T7">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4" draw:id="id4" draw:layer="layout" svg:width="1.27cm" svg:height="1.27cm" svg:x="10.083cm" svg:y="5.531cm">
          <text:p text:style-name="P3"><text:span text:style-name="T6">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2" draw:layer="layout" draw:type="line" svg:x1="12.623cm" svg:y1="4.57cm" svg:x2="10.718cm" svg:y2="5.531cm" draw:start-shape="id3" draw:start-glue-point="2" draw:end-shape="id4" draw:end-glue-point="0" svg:d="M12623 4570l-1905 961">
          <text:p/>
        </draw:connector>
        <draw:frame draw:style-name="gr6" draw:text-style-name="P5" draw:layer="layout" svg:width="5.207cm" svg:height="1.715cm" svg:x="10.144cm" svg:y="1.762cm">
          <draw:text-box>
            <text:p><text:span text:style-name="T6">C2</text:span></text:p>
          </draw:text-box>
        </draw:frame>
        <draw:frame draw:style-name="gr6" draw:text-style-name="P5" draw:layer="layout" svg:width="3.175cm" svg:height="1.715cm" svg:x="8.842cm" svg:y="5.678cm">
          <draw:text-box>
            <text:p><text:span text:style-name="T6">M1</text:span></text:p>
          </draw:text-box>
        </draw:frame>
        <draw:frame draw:style-name="gr6" draw:text-style-name="P5" draw:layer="layout" svg:width="3.175cm" svg:height="1.715cm" svg:x="14.208cm" svg:y="4.81cm">
          <draw:text-box>
            <text:p><text:span text:style-name="T6">M2</text:span></text:p>
          </draw:text-box>
        </draw:frame>
        <draw:custom-shape draw:style-name="gr4" draw:text-style-name="P3" xml:id="id13" draw:id="id13" draw:layer="layout" svg:width="1.27cm" svg:height="1.27cm" svg:x="4.061cm" svg:y="24.891cm">
          <text:p text:style-name="P3"><text:span text:style-name="T6">x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3" xml:id="id14" draw:id="id14" draw:layer="layout" svg:width="1.27cm" svg:height="1.27cm" svg:x="7.782cm" svg:y="24.891cm">
          <text:p text:style-name="P3"><text:span text:style-name="T6">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2" xml:id="id15" draw:id="id15" draw:layer="layout" svg:width="2.54cm" svg:height="2.54cm" svg:x="7.736cm" svg:y="12.89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4" xml:id="id10" draw:id="id10" draw:layer="layout" svg:width="2.54cm" svg:height="2.54cm" svg:x="5.454cm" svg:y="17.829cm">
          <text:p text:style-name="P4"><text:span text:style-name="T7">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11" draw:id="id11" draw:layer="layout" svg:width="1.27cm" svg:height="1.27cm" svg:x="1.984cm" svg:y="21.43cm">
          <text:p text:style-name="P3"><text:span text:style-name="T6">r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1.486cm" svg:height="1.05cm" svg:x="4.275cm" svg:y="18.491cm">
          <draw:text-box>
            <text:p><text:span text:style-name="T6">C1</text:span></text:p>
          </draw:text-box>
        </draw:frame>
        <draw:frame draw:style-name="gr6" draw:text-style-name="P5" draw:layer="layout" svg:width="1.561cm" svg:height="1.715cm" svg:x="0.825cm" svg:y="21.793cm">
          <draw:text-box>
            <text:p><text:span text:style-name="T6">M1</text:span></text:p>
          </draw:text-box>
        </draw:frame>
        <draw:frame draw:style-name="gr10" draw:text-style-name="P5" draw:layer="layout" svg:width="1.397cm" svg:height="1.016cm" svg:x="3.937cm" svg:y="22.301cm">
          <draw:text-box>
            <text:p><text:span text:style-name="T6">M2</text:span></text:p>
          </draw:text-box>
        </draw:frame>
        <draw:connector draw:style-name="gr11" draw:text-style-name="P2" draw:layer="layout" draw:type="line" svg:x1="4.411cm" svg:y1="9.235cm" svg:x2="5.11cm" svg:y2="11.05cm" draw:start-shape="id1" draw:start-glue-point="2" draw:end-shape="id5" draw:end-glue-point="3" svg:d="M4411 9235l699 1815">
          <text:p/>
        </draw:connector>
        <draw:custom-shape draw:style-name="gr7" draw:text-style-name="P2" xml:id="id6" draw:id="id6" draw:layer="layout" svg:width="1.905cm" svg:height="1.524cm" svg:x="13.422cm" svg:y="5.63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1" draw:text-style-name="P2" draw:layer="layout" draw:type="line" svg:x1="12.623cm" svg:y1="4.57cm" svg:x2="14.374cm" svg:y2="5.634cm" draw:start-shape="id3" draw:start-glue-point="2" draw:end-shape="id6" draw:end-glue-point="0" svg:d="M12623 4570l1751 1064">
          <text:p/>
        </draw:connector>
        <draw:custom-shape draw:style-name="gr4" draw:text-style-name="P3" xml:id="id16" draw:id="id16" draw:layer="layout" svg:width="1.27cm" svg:height="1.27cm" svg:x="12.184cm" svg:y="7.932cm">
          <text:p text:style-name="P3"><text:span text:style-name="T6">add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6" draw:text-style-name="P5" draw:layer="layout" svg:width="3.175cm" svg:height="1.715cm" svg:x="10.962cm" svg:y="8.068cm">
          <draw:text-box>
            <text:p><text:span text:style-name="T6">M1</text:span></text:p>
          </draw:text-box>
        </draw:frame>
        <draw:custom-shape draw:style-name="gr8" draw:text-style-name="P2" xml:id="id17" draw:id="id17" draw:layer="layout" svg:width="2.54cm" svg:height="2.54cm" svg:x="15.212cm" svg:y="7.73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3" xml:id="id19" draw:id="id19" draw:layer="layout" svg:width="1.27cm" svg:height="1.27cm" svg:x="14.017cm" svg:y="10.687cm">
          <text:p text:style-name="P3"><text:span text:style-name="T6">2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2" draw:text-style-name="P3" xml:id="id20" draw:id="id20" draw:layer="layout" svg:width="1.27cm" svg:height="1.27cm" svg:x="17.718cm" svg:y="10.687cm">
          <text:p text:style-name="P3"><text:span text:style-name="T6">3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4" xml:id="id12" draw:id="id12" draw:layer="layout" svg:width="2.54cm" svg:height="2.54cm" svg:x="5.255cm" svg:y="21.43cm">
          <text:p text:style-name="P4"><text:span text:style-name="T7">+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6" draw:text-style-name="P5" draw:layer="layout" svg:width="3.175cm" svg:height="1.715cm" svg:x="2.667cm" svg:y="25.412cm">
          <draw:text-box>
            <text:p><text:span text:style-name="T6">M1</text:span></text:p>
          </draw:text-box>
        </draw:frame>
        <draw:frame draw:style-name="gr6" draw:text-style-name="P5" draw:layer="layout" svg:width="3.175cm" svg:height="1.715cm" svg:x="6.504cm" svg:y="25.349cm">
          <draw:text-box>
            <text:p><text:span text:style-name="T6">M2</text:span></text:p>
          </draw:text-box>
        </draw:frame>
        <draw:custom-shape draw:style-name="gr8" draw:text-style-name="P2" xml:id="id7" draw:id="id7" draw:layer="layout" svg:width="2.54cm" svg:height="2.54cm" svg:x="3.458cm" svg:y="13.11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8" draw:id="id8" draw:layer="layout" svg:width="1.27cm" svg:height="1.27cm" svg:x="2.163cm" svg:y="15.675cm">
          <text:p text:style-name="P3"><text:span text:style-name="T6">x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3" xml:id="id9" draw:id="id9" draw:layer="layout" svg:width="1.27cm" svg:height="1.27cm" svg:x="5.864cm" svg:y="15.675cm">
          <text:p text:style-name="P3"><text:span text:style-name="T6">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1" draw:text-style-name="P2" draw:layer="layout" draw:type="curve" svg:x1="4.728cm" svg:y1="15.458cm" svg:x2="3.433cm" svg:y2="16.31cm" draw:start-shape="id7" draw:start-glue-point="6" draw:end-shape="id8" draw:end-glue-point="1" svg:d="M4728 15458c0 568-431 852-1295 852">
          <text:p/>
        </draw:connector>
        <draw:connector draw:style-name="gr11" draw:text-style-name="P2" draw:layer="layout" draw:type="curve" svg:x1="4.728cm" svg:y1="15.458cm" svg:x2="5.864cm" svg:y2="16.31cm" draw:start-shape="id7" draw:start-glue-point="6" draw:end-shape="id9" draw:end-glue-point="3" svg:d="M4728 15458c0 568 378 852 1136 852">
          <text:p/>
        </draw:connector>
        <draw:custom-shape draw:style-name="gr4" draw:text-style-name="P3" xml:id="id22" draw:id="id22" draw:layer="layout" svg:width="1.27cm" svg:height="1.27cm" svg:x="15.229cm" svg:y="13.56cm">
          <text:p text:style-name="P3"><text:span text:style-name="T6">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1" draw:text-style-name="P2" draw:layer="layout" draw:type="line" svg:x1="6.724cm" svg:y1="20.369cm" svg:x2="2.619cm" svg:y2="21.43cm" draw:start-shape="id10" draw:start-glue-point="2" draw:end-shape="id11" draw:end-glue-point="0" svg:d="M6724 20369l-4105 1061">
          <text:p/>
        </draw:connector>
        <draw:connector draw:style-name="gr11" draw:text-style-name="P2" draw:layer="layout" draw:type="line" svg:x1="6.724cm" svg:y1="20.369cm" svg:x2="6.525cm" svg:y2="21.43cm" draw:start-shape="id10" draw:start-glue-point="2" draw:end-shape="id12" draw:end-glue-point="0" svg:d="M6724 20369l-199 1061">
          <text:p/>
        </draw:connector>
        <draw:connector draw:style-name="gr11" draw:text-style-name="P2" draw:layer="layout" draw:type="line" svg:x1="6.525cm" svg:y1="23.97cm" svg:x2="4.696cm" svg:y2="24.891cm" draw:start-shape="id12" draw:start-glue-point="2" draw:end-shape="id13" draw:end-glue-point="0" svg:d="M6525 23970l-1829 921">
          <text:p/>
        </draw:connector>
        <draw:connector draw:style-name="gr11" draw:text-style-name="P2" draw:layer="layout" draw:type="line" svg:x1="6.525cm" svg:y1="23.97cm" svg:x2="7.782cm" svg:y2="25.526cm" draw:start-shape="id12" draw:start-glue-point="2" draw:end-shape="id14" draw:end-glue-point="3" svg:d="M6525 23970l1257 1556">
          <text:p/>
        </draw:connector>
        <draw:connector draw:style-name="gr11" draw:text-style-name="P2" draw:layer="layout" draw:type="line" svg:x1="6.062cm" svg:y1="12.003cm" svg:x2="4.728cm" svg:y2="13.119cm" draw:start-shape="id5" draw:start-glue-point="2" draw:end-shape="id7" draw:end-glue-point="4" svg:d="M6062 12003l-1334 1116">
          <text:p/>
        </draw:connector>
        <draw:connector draw:style-name="gr11" draw:text-style-name="P2" draw:layer="layout" draw:type="line" svg:x1="6.062cm" svg:y1="12.003cm" svg:x2="9.006cm" svg:y2="12.892cm" draw:start-shape="id5" draw:start-glue-point="2" draw:end-shape="id15" draw:end-glue-point="4" svg:d="M6062 12003l2944 889">
          <text:p/>
        </draw:connector>
        <draw:connector draw:style-name="gr11" draw:text-style-name="P2" draw:layer="layout" draw:type="line" svg:x1="14.374cm" svg:y1="7.158cm" svg:x2="12.819cm" svg:y2="7.932cm" draw:start-shape="id6" draw:start-glue-point="2" draw:end-shape="id16" draw:end-glue-point="0" svg:d="M14374 7158l-1555 774">
          <text:p/>
        </draw:connector>
        <draw:connector draw:style-name="gr11" draw:text-style-name="P2" draw:layer="layout" draw:type="line" svg:x1="14.374cm" svg:y1="7.158cm" svg:x2="16.482cm" svg:y2="7.731cm" draw:start-shape="id6" draw:start-glue-point="2" draw:end-shape="id17" draw:end-glue-point="4" svg:d="M14374 7158l2108 573">
          <text:p/>
        </draw:connector>
        <draw:connector draw:style-name="gr11" draw:text-style-name="P2" draw:layer="layout" draw:type="curve" svg:x1="4.019cm" svg:y1="5.536cm" svg:x2="4.411cm" svg:y2="6.695cm" draw:start-shape="id18" draw:start-glue-point="6" draw:end-shape="id1" draw:end-glue-point="0" svg:d="M4019 5536c0 1105 392 526 392 1159">
          <text:p/>
        </draw:connector>
        <draw:connector draw:style-name="gr11" draw:text-style-name="P2" draw:layer="layout" draw:type="curve" svg:x1="5.924cm" svg:y1="3.932cm" svg:x2="11.353cm" svg:y2="3.3cm" draw:start-shape="id18" draw:start-glue-point="7" draw:end-shape="id3" draw:end-glue-point="3" svg:d="M5924 3932c4092 0 1378-632 5429-632">
          <text:p/>
        </draw:connector>
        <draw:connector draw:style-name="gr11" draw:text-style-name="P2" draw:layer="layout" draw:type="curve" svg:x1="16.482cm" svg:y1="10.07cm" svg:x2="15.287cm" svg:y2="11.322cm" draw:start-shape="id17" draw:start-glue-point="6" draw:end-shape="id19" draw:end-glue-point="1" svg:d="M16482 10070c0 835-398 1252-1195 1252">
          <text:p/>
        </draw:connector>
        <draw:connector draw:style-name="gr11" draw:text-style-name="P2" draw:layer="layout" draw:type="curve" svg:x1="16.482cm" svg:y1="10.07cm" svg:x2="17.718cm" svg:y2="11.322cm" draw:start-shape="id17" draw:start-glue-point="6" draw:end-shape="id20" draw:end-glue-point="3" svg:d="M16482 10070c0 835 412 1252 1236 1252">
          <text:p/>
        </draw:connector>
        <draw:frame draw:style-name="gr9" draw:text-style-name="P5" draw:layer="layout" svg:width="1.486cm" svg:height="1.05cm" svg:x="2.175cm" svg:y="16.991cm">
          <draw:text-box>
            <text:p><text:span text:style-name="T6">C1</text:span></text:p>
          </draw:text-box>
        </draw:frame>
        <draw:frame draw:style-name="gr9" draw:text-style-name="P5" draw:layer="layout" svg:width="1.486cm" svg:height="1.05cm" svg:x="5.975cm" svg:y="14.791cm">
          <draw:text-box>
            <text:p><text:span text:style-name="T6">C2</text:span></text:p>
          </draw:text-box>
        </draw:frame>
        <draw:frame draw:style-name="gr9" draw:text-style-name="P5" draw:layer="layout" svg:width="1.486cm" svg:height="1.05cm" svg:x="6.475cm" svg:y="12.991cm">
          <draw:text-box>
            <text:p><text:span text:style-name="T6">M2</text:span></text:p>
          </draw:text-box>
        </draw:frame>
        <draw:frame draw:style-name="gr9" draw:text-style-name="P5" draw:layer="layout" svg:width="1.486cm" svg:height="1.05cm" svg:x="2.175cm" svg:y="13.191cm">
          <draw:text-box>
            <text:p><text:span text:style-name="T6">M1</text:span></text:p>
          </draw:text-box>
        </draw:frame>
        <draw:frame draw:style-name="gr6" draw:text-style-name="P5" draw:layer="layout" svg:width="3.175cm" svg:height="1.715cm" svg:x="16.367cm" svg:y="6.905cm">
          <draw:text-box>
            <text:p><text:span text:style-name="T6">M2</text:span></text:p>
          </draw:text-box>
        </draw:frame>
        <draw:frame draw:style-name="gr6" draw:text-style-name="P5" draw:layer="layout" svg:width="3.175cm" svg:height="1.715cm" svg:x="13.7cm" svg:y="9.826cm">
          <draw:text-box>
            <text:p><text:span text:style-name="T6">C1</text:span></text:p>
          </draw:text-box>
        </draw:frame>
        <draw:frame draw:style-name="gr6" draw:text-style-name="P5" draw:layer="layout" svg:width="3.175cm" svg:height="1.715cm" svg:x="17.51cm" svg:y="9.826cm">
          <draw:text-box>
            <text:p><text:span text:style-name="T6">C2</text:span></text:p>
          </draw:text-box>
        </draw:frame>
        <draw:frame draw:style-name="gr6" draw:text-style-name="P5" draw:layer="layout" svg:width="3.175cm" svg:height="1.715cm" svg:x="16.511cm" svg:y="13.327cm">
          <draw:text-box>
            <text:p><text:span text:style-name="T6">M1</text:span></text:p>
          </draw:text-box>
        </draw:frame>
        <draw:frame draw:style-name="gr6" draw:text-style-name="P5" draw:layer="layout" svg:width="3.175cm" svg:height="1.715cm" svg:x="11.812cm" svg:y="12.028cm">
          <draw:text-box>
            <text:p><text:span text:style-name="T6">C2</text:span></text:p>
          </draw:text-box>
        </draw:frame>
        <draw:custom-shape draw:style-name="gr13" draw:text-style-name="P3" xml:id="id21" draw:id="id21" draw:layer="layout" svg:width="2.54cm" svg:height="2.54cm" svg:x="11.433cm" svg:y="12.938cm">
          <text:p text:style-name="P2"><text:span text:style-name="T6">retur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1" draw:text-style-name="P2" draw:layer="layout" draw:type="curve" svg:x1="10.276cm" svg:y1="14.162cm" svg:x2="11.433cm" svg:y2="14.208cm" draw:start-shape="id15" draw:start-glue-point="7" draw:end-shape="id21" draw:end-glue-point="5" svg:d="M10276 14162c849 0 271 46 1157 46">
          <text:p/>
        </draw:connector>
        <draw:connector draw:style-name="gr11" draw:text-style-name="P2" draw:layer="layout" draw:type="line" svg:x1="13.973cm" svg:y1="14.208cm" svg:x2="15.229cm" svg:y2="14.195cm" draw:start-shape="id21" draw:start-glue-point="7" draw:end-shape="id22" draw:end-glue-point="3" svg:d="M13973 14208l1256-13">
          <text:p/>
        </draw:connector>
        <draw:connector draw:style-name="gr11" draw:text-style-name="P2" draw:layer="layout" draw:type="curve" svg:x1="9.006cm" svg:y1="15.231cm" svg:x2="7.994cm" svg:y2="19.099cm" draw:start-shape="id15" draw:start-glue-point="6" draw:end-shape="id10" draw:end-glue-point="1" svg:d="M9006 15231c0 2579-337 3868-1012 38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9T11:49:48.20</meta:creation-date>
    <dc:date>2019-10-21T08:35:24.50</dc:date>
    <meta:editing-duration>P1DT8H24M8S</meta:editing-duration>
    <meta:editing-cycles>8</meta:editing-cycles>
    <meta:generator>OpenOffice/4.1.3$Win32 OpenOffice.org_project/413m1$Build-9783</meta:generator>
    <meta:document-statistic meta:object-count="65"/>
  </office:meta>
</office:document-meta>
</file>